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cd1e" officeooo:paragraph-rsid="001dc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El porcentaje es del 69% una cifra que me impresiona, porque después no que muchos de ese porcentaje se lancen a emprender.</text:p>
      <text:p text:style-name="P1"/>
      <text:p text:style-name="P1">2)</text:p>
      <text:p text:style-name="P1">Te da mucha experiencia, mejoras en la organización y eres tu propio jefe.</text:p>
      <text:p text:style-name="P1">La falta de capital, las pocas ayudas de los bancos, el miedo al fracaso y la incertidumbre de no saber si nos irá mal el negocio.</text:p>
      <text:p text:style-name="P1"/>
      <text:p text:style-name="P1">3)</text:p>
      <text:p text:style-name="P1">Los más propensos a emprender son los comprendidos entre los 30 y los 35, lo veo lógico, ya que tienen experiencia laboral, lo que les puede dar experiencia empresarial también.</text:p>
      <text:p text:style-name="P1">Entorno a los sexos, no hay diferencia, quieren emprender por igual.</text:p>
      <text:p text:style-name="P1"/>
      <text:p text:style-name="P1">4)</text:p>
      <text:p text:style-name="P1">La falta de dinero, la falta de créditos bancarios/inversores.</text:p>
      <text:p text:style-name="P1"/>
      <text:p text:style-name="P1">5)</text:p>
      <text:p text:style-name="P1">Pocos son los que creen que tendrán éxito, mucho menos los que lo ven imposible y casi el 80% tiene dudas.</text:p>
      <text:p text:style-name="P1">(Tener motivos y tener motivación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5:49:21.905000000</meta:creation-date>
    <dc:date>2019-10-06T16:41:51.635000000</dc:date>
    <meta:editing-duration>PT52M30S</meta:editing-duration>
    <meta:editing-cycles>1</meta:editing-cycles>
    <meta:document-statistic meta:table-count="0" meta:image-count="0" meta:object-count="0" meta:page-count="1" meta:paragraph-count="13" meta:word-count="142" meta:character-count="785" meta:non-whitespace-character-count="656"/>
    <meta:generator>LibreOffice/5.1.2.2$Windows_x86 LibreOffice_project/d3bf12ecb743fc0d20e0be0c58ca359301eb705f</meta:generator>
  </office:meta>
</office:document-meta>
</file>